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4D0000009F4AC3038834A5595C.png" manifest:media-type="image/png"/>
  <manifest:file-entry manifest:full-path="Pictures/100000000000027E000000AF76D7883DA7F782D7.png" manifest:media-type="image/png"/>
  <manifest:file-entry manifest:full-path="Pictures/100000000000036F000002121A35D7612C8609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80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s – Iniciación -Ejercicios propuestos – Con “zenity”</text:p>
      <text:p text:style-name="P1"><draw:frame draw:style-name="fr1" draw:name="gráficos1" text:anchor-type="paragraph" svg:width="16.378cm" svg:height="11.351cm" draw:z-index="0"><draw:image xlink:href="Pictures/100000000000036F000002121A35D7612C860983.png" xlink:type="simple" xlink:show="embed" xlink:actuate="onLoad"/></draw:frame><draw:frame draw:style-name="fr2" draw:name="gráficos2" text:anchor-type="paragraph" svg:x="-0.116cm" svg:y="11.832cm" svg:width="16.88cm" svg:height="4.63cm" draw:z-index="1"><draw:image xlink:href="Pictures/100000000000027E000000AF76D7883DA7F782D7.png" xlink:type="simple" xlink:show="embed" xlink:actuate="onLoad"/></draw:frame><draw:frame draw:style-name="fr2" draw:name="gráficos3" text:anchor-type="paragraph" svg:x="-0.088cm" svg:y="16.951cm" svg:width="17cm" svg:height="3.198cm" draw:z-index="2"><draw:image xlink:href="Pictures/100000000000034D0000009F4AC3038834A559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CUESTA VALENTIN</meta:initial-creator>
    <meta:creation-date>2013-10-24T19:34:58</meta:creation-date>
    <dc:date>2016-10-14T13:54:52.405040324</dc:date>
    <meta:editing-duration>PT27M2S</meta:editing-duration>
    <meta:editing-cycles>2</meta:editing-cycles>
    <meta:generator>LibreOffice/5.1.4.2$Linux_X86_64 LibreOffice_project/10m0$Build-2</meta:generator>
    <meta:document-statistic meta:table-count="0" meta:image-count="3" meta:object-count="0" meta:page-count="1" meta:paragraph-count="1" meta:word-count="6" meta:character-count="58" meta:non-whitespace-character-count="51"/>
  </office:meta>
</office:document-meta>
</file>